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E00000130BC0C9581904DD1FA.png" manifest:media-type="image/png"/>
  <manifest:file-entry manifest:full-path="Pictures/100000010000030E0000013034B1C591CC113EEE.png" manifest:media-type="image/png"/>
  <manifest:file-entry manifest:full-path="Pictures/100000010000073500000413E7A690AD35C944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20.001cm" svg:height="11.305cm" draw:z-index="0"><draw:image xlink:href="Pictures/100000010000073500000413E7A690AD35C94439.png" xlink:type="simple" xlink:show="embed" xlink:actuate="onLoad" draw:mime-type="image/png"/></draw:frame><draw:frame draw:style-name="fr1" draw:name="Image2" text:anchor-type="char" svg:x="-0.265cm" svg:y="19.129cm" svg:width="16.912cm" svg:height="5.659cm" draw:z-index="1"><draw:image xlink:href="Pictures/100000010000030E0000013034B1C591CC113EEE.png" xlink:type="simple" xlink:show="embed" xlink:actuate="onLoad" draw:mime-type="image/png"/></draw:frame><draw:frame draw:style-name="fr1" draw:name="Image3" text:anchor-type="char" svg:x="-0.079cm" svg:y="12.303cm" svg:width="16.175cm" svg:height="6.287cm" draw:z-index="2"><draw:image xlink:href="Pictures/100000010000030E00000130BC0C9581904DD1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7:32:04.736169648</meta:creation-date>
    <dc:date>2023-11-20T17:36:17.410836320</dc:date>
    <meta:editing-duration>PT4M13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